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7595c" officeooo:paragraph-rsid="0007595c"/>
    </style:style>
    <style:style style:name="P2" style:family="paragraph" style:parent-style-name="Standard">
      <style:text-properties officeooo:rsid="0007595c" officeooo:paragraph-rsid="000e40c0"/>
    </style:style>
    <style:style style:name="P3" style:family="paragraph" style:parent-style-name="Standard">
      <style:text-properties officeooo:paragraph-rsid="0007595c"/>
    </style:style>
    <style:style style:name="P4" style:family="paragraph" style:parent-style-name="Standard">
      <style:text-properties fo:font-weight="normal" officeooo:rsid="0009ebf6" officeooo:paragraph-rsid="0009ebf6" style:font-weight-asian="normal" style:font-weight-complex="normal"/>
    </style:style>
    <style:style style:name="P5" style:family="paragraph" style:parent-style-name="Standard">
      <style:text-properties fo:font-weight="normal" officeooo:rsid="0009ebf6" officeooo:paragraph-rsid="000d02d6" style:font-weight-asian="normal" style:font-weight-complex="normal"/>
    </style:style>
    <style:style style:name="P6" style:family="paragraph" style:parent-style-name="Standard">
      <style:text-properties fo:font-weight="normal" officeooo:rsid="0009ebf6" officeooo:paragraph-rsid="000e40c0" style:font-weight-asian="normal" style:font-weight-complex="normal"/>
    </style:style>
    <style:style style:name="P7" style:family="paragraph" style:parent-style-name="Standard">
      <style:text-properties fo:font-weight="normal" officeooo:paragraph-rsid="000e2e5c" style:font-weight-asian="normal" style:font-weight-complex="normal"/>
    </style:style>
    <style:style style:name="P8" style:family="paragraph" style:parent-style-name="Standard">
      <style:text-properties fo:font-weight="normal" officeooo:rsid="000e40c0" officeooo:paragraph-rsid="000e40c0" style:font-weight-asian="normal" style:font-weight-complex="normal"/>
    </style:style>
    <style:style style:name="P9" style:family="paragraph" style:parent-style-name="Standard">
      <style:text-properties fo:font-weight="normal" officeooo:rsid="000b98d4" officeooo:paragraph-rsid="0009ebf6" style:font-weight-asian="normal" style:font-weight-complex="normal"/>
    </style:style>
    <style:style style:name="P10" style:family="paragraph" style:parent-style-name="Standard">
      <style:text-properties fo:font-weight="normal" officeooo:rsid="000b98d4" officeooo:paragraph-rsid="000b98d4" style:font-weight-asian="normal" style:font-weight-complex="normal"/>
    </style:style>
    <style:style style:name="P11" style:family="paragraph" style:parent-style-name="Standard">
      <style:text-properties fo:font-weight="normal" officeooo:rsid="000d02d6" officeooo:paragraph-rsid="000b98d4" style:font-weight-asian="normal" style:font-weight-complex="normal"/>
    </style:style>
    <style:style style:name="P12" style:family="paragraph" style:parent-style-name="Standard">
      <style:text-properties fo:font-weight="normal" officeooo:rsid="000e2e5c" officeooo:paragraph-rsid="000d02d6" style:font-weight-asian="normal" style:font-weight-complex="normal"/>
    </style:style>
    <style:style style:name="P13" style:family="paragraph" style:parent-style-name="Standard">
      <style:text-properties fo:font-weight="normal" officeooo:rsid="00145c5f" officeooo:paragraph-rsid="00145c5f" style:font-weight-asian="normal" style:font-weight-complex="normal"/>
    </style:style>
    <style:style style:name="P14" style:family="paragraph" style:parent-style-name="Standard">
      <style:text-properties fo:font-weight="normal" officeooo:rsid="0007595c" officeooo:paragraph-rsid="000e40c0" style:font-weight-asian="normal" style:font-weight-complex="normal"/>
    </style:style>
    <style:style style:name="P15" style:family="paragraph" style:parent-style-name="Standard">
      <style:text-properties officeooo:paragraph-rsid="000d02d6"/>
    </style:style>
    <style:style style:name="P16" style:family="paragraph" style:parent-style-name="Standard">
      <style:text-properties officeooo:rsid="000e2e5c" officeooo:paragraph-rsid="000e2e5c"/>
    </style:style>
    <style:style style:name="P17" style:family="paragraph" style:parent-style-name="Standard">
      <style:text-properties officeooo:rsid="000e2e5c" officeooo:paragraph-rsid="000e40c0"/>
    </style:style>
    <style:style style:name="P18" style:family="paragraph" style:parent-style-name="Standard">
      <style:text-properties officeooo:paragraph-rsid="000e2e5c"/>
    </style:style>
    <style:style style:name="P19" style:family="paragraph" style:parent-style-name="Standard">
      <style:text-properties style:text-underline-style="solid" style:text-underline-width="auto" style:text-underline-color="font-color" officeooo:rsid="000e40c0" officeooo:paragraph-rsid="000e40c0"/>
    </style:style>
    <style:style style:name="P20" style:family="paragraph" style:parent-style-name="Standard">
      <style:text-properties officeooo:paragraph-rsid="000e40c0"/>
    </style:style>
    <style:style style:name="P21" style:family="paragraph" style:parent-style-name="Standard">
      <style:text-properties fo:font-weight="bold" officeooo:paragraph-rsid="0007595c" style:font-weight-asian="bold" style:font-weight-complex="bold"/>
    </style:style>
    <style:style style:name="P22" style:family="paragraph" style:parent-style-name="Standard">
      <style:text-properties fo:font-weight="bold" officeooo:paragraph-rsid="000e2e5c" style:font-weight-asian="bold" style:font-weight-complex="bold"/>
    </style:style>
    <style:style style:name="P23" style:family="paragraph" style:parent-style-name="Standard">
      <style:text-properties officeooo:rsid="00145c5f" officeooo:paragraph-rsid="00145c5f"/>
    </style:style>
    <style:style style:name="T1" style:family="text">
      <style:text-properties officeooo:rsid="0007595c" fo:background-color="#ffff00" loext:char-shading-value="0"/>
    </style:style>
    <style:style style:name="T2" style:family="text">
      <style:text-properties officeooo:rsid="000e2e5c"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4ba13" fo:background-color="transparent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8a417" style:font-weight-asian="bold" style:font-weight-complex="bold"/>
    </style:style>
    <style:style style:name="T7" style:family="text">
      <style:text-properties officeooo:rsid="0009ebf6"/>
    </style:style>
    <style:style style:name="T8" style:family="text">
      <style:text-properties officeooo:rsid="000b6538"/>
    </style:style>
    <style:style style:name="T9" style:family="text">
      <style:text-properties officeooo:rsid="000b98d4"/>
    </style:style>
    <style:style style:name="T10" style:family="text">
      <style:text-properties officeooo:rsid="000d02d6"/>
    </style:style>
    <style:style style:name="T11" style:family="text">
      <style:text-properties officeooo:rsid="000e2e5c"/>
    </style:style>
    <style:style style:name="T12" style:family="text">
      <style:text-properties officeooo:rsid="000e40c0"/>
    </style:style>
    <style:style style:name="T13" style:family="text">
      <style:text-properties fo:font-weight="normal" officeooo:rsid="000e40c0" style:font-weight-asian="normal" style:font-weight-complex="normal"/>
    </style:style>
    <style:style style:name="T14" style:family="text">
      <style:text-properties fo:font-weight="normal" officeooo:rsid="000fea83" style:font-weight-asian="normal" style:font-weight-complex="normal"/>
    </style:style>
    <style:style style:name="T15" style:family="text">
      <style:text-properties fo:font-weight="normal" officeooo:rsid="001a8dd9" style:font-weight-asian="normal" style:font-weight-complex="normal"/>
    </style:style>
    <style:style style:name="T16" style:family="text">
      <style:text-properties officeooo:rsid="000fea83"/>
    </style:style>
    <style:style style:name="T17" style:family="text">
      <style:text-properties officeooo:rsid="00145c5f"/>
    </style:style>
    <style:style style:name="T18" style:family="text">
      <style:text-properties officeooo:rsid="0014ba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opovici Denisa-Maria – Laborator 1 LFTC</text:p>
      <text:p text:style-name="Standard"/>
      <text:p text:style-name="Standard"/>
      <text:p text:style-name="P3"><text:span text:style-name="T1">1. </text:span><text:span text:style-name="T6">s</text:span><text:span text:style-name="T5">pecificarea minilimbajului de programare (MLP)</text:span></text:p>
      <text:p text:style-name="P21"/>
      <text:p text:style-name="P4">&lt;<text:span text:style-name="T8">program&gt;::=’</text:span><text:span text:style-name="T17">#include &lt;iostream&gt; using namespace std; <text:s/>int main(){</text:span><text:span text:style-name="T8">’&lt;lista_instructiuni&gt;’ </text:span><text:span text:style-name="T17">return 0;}</text:span><text:span text:style-name="T8">’</text:span></text:p>
      <text:p text:style-name="P4"><text:span text:style-name="T8">&lt;lista_instructiuni&gt;::=&lt;instructiune&gt;’;’ | &lt;instructiune&gt;’;’&lt;lista_</text:span><text:span text:style-name="T9">instructiuni&gt;</text:span></text:p>
      <text:p text:style-name="P9">&lt;instructiune&gt;::=&lt;declarare&gt;|&lt;instr_io&gt;|&lt;atrib&gt;|&lt;instr_cond&gt;|&lt;instr_ciclic&gt;</text:p>
      <text:p text:style-name="P10">&lt;declarare&gt;::=&lt;tip_data&gt;’ <text:s/>’&lt;lista_ID&gt;’;’</text:p>
      <text:p text:style-name="P10">&lt;tip_data&gt;::= ‘int’|’double’|&lt;tip_compus&gt;</text:p>
      <text:p text:style-name="P10">&lt;tip_compus&gt;::=‘struct’ &lt;ID&gt; ‘{’&lt;lista_declarari&gt;’}’</text:p>
      <text:p text:style-name="P10">&lt;lista_declarari&gt;::=&lt;declarare&gt;’;’ | &lt;declarare&gt;’;’&lt;lista_declarari&gt;</text:p>
      <text:p text:style-name="P10">&lt;lista_ID&gt;::=&lt;ID&gt;|&lt;ID&gt;’ , ’&lt;lista_ID&gt;</text:p>
      <text:p text:style-name="P11">&lt;instr_io&gt;::=’cin&gt;&gt;’&lt;ID&gt;’;’|’cout&lt;&lt;’ID’’;’</text:p>
      <text:p text:style-name="P11">&lt;atrib&gt;::=&lt;ID&gt;’=’&lt;expr&gt;’;’</text:p>
      <text:p text:style-name="P11">&lt;termen&gt;::=&lt;ID&gt;|&lt;CONST&gt;</text:p>
      <text:p text:style-name="P11">&lt;expr&gt;::=&lt;termen&gt;|&lt;termen&gt;&lt;operator_aritmetic&gt;&lt;expr&gt;</text:p>
      <text:p text:style-name="P5"><text:span text:style-name="T10">&lt;operator_aritmetic&gt;::=’*’|’%’|’+’</text:span><text:span text:style-name="T12">|’-’</text:span></text:p>
      <text:p text:style-name="P5"><text:span text:style-name="T10">&lt;instr_cond&gt;::=’if(’ &lt;</text:span><text:span text:style-name="T11">conditie</text:span><text:span text:style-name="T10">&gt;’){’&lt;lista_instructiuni&gt;’}’</text:span></text:p>
      <text:p text:style-name="P5"><text:span text:style-name="T10">&lt;</text:span><text:span text:style-name="T11">conditie&gt;::=&lt;expr&gt;&lt;operator_relational&gt;&lt;expr&gt;</text:span></text:p>
      <text:p text:style-name="P12">&lt;operator_relational&gt;::=’&gt;’|’&lt;’</text:p>
      <text:p text:style-name="P6">&lt;<text:span text:style-name="T11">instr_ciclic&gt;::</text:span><text:span text:style-name="T12">=</text:span><text:span text:style-name="T11">’while( ’&lt;conditie&gt;’ ) { ’&lt;lista_instructiuni&gt;’ }’</text:span></text:p>
      <text:p text:style-name="P6"/>
      <text:p text:style-name="P20"><text:span text:style-name="T13">ID : </text:span><text:span text:style-name="T14">^[a-z</text:span><text:span text:style-name="T15">A-Z</text:span><text:span text:style-name="T14">]{1,8}$</text:span></text:p>
      <text:p text:style-name="P8"/>
      <text:p text:style-name="P5"/>
      <text:p text:style-name="P15"/>
      <text:p text:style-name="P3"><text:span text:style-name="T1">2.</text:span><text:span text:style-name="T5">se cer textele sursa a 3 mini-programe </text:span></text:p>
      <text:p text:style-name="P1"/>
      <text:p text:style-name="P3"><text:span text:style-name="T1">a) </text:span>calculeaza perimetrul si aria cercului de o raza data data</text:p>
      <text:p text:style-name="P23">#include &lt;iostream&gt;</text:p>
      <text:p text:style-name="P23">using namespace std;</text:p>
      <text:p text:style-name="P23">int main<text:span text:style-name="T18">()</text:span>{</text:p>
      <text:p text:style-name="P1">double r, area, perimeter, pi = 3.14;</text:p>
      <text:p text:style-name="P1">cin &gt;&gt; r;</text:p>
      <text:p text:style-name="P1">area = pi * r * r;</text:p>
      <text:p text:style-name="P1">perimeter = 2 * pi * r;</text:p>
      <text:p text:style-name="P1">cout &lt;&lt; area;</text:p>
      <text:p text:style-name="P1">cout &lt;&lt; perimeter;</text:p>
      <text:p text:style-name="P23">return 0;</text:p>
      <text:p text:style-name="P23">}</text:p>
      <text:p text:style-name="P1"/>
      <text:p text:style-name="P3"><text:span text:style-name="T1">b) </text:span>determina cmmdc a 2 nr naturale</text:p>
      <text:p text:style-name="P23">#include &lt;iostream&gt;</text:p>
      <text:p text:style-name="P23">using namespace std;</text:p>
      <text:p text:style-name="P23">int main<text:span text:style-name="T18">()</text:span>{</text:p>
      <text:p text:style-name="P1"><text:bookmark-start text:name="__DdeLink__4_2400485751"/>int a, b, r;</text:p>
      <text:p text:style-name="P1">cin &gt;&gt; a;</text:p>
      <text:p text:style-name="P1">cin &gt;&gt; b;</text:p>
      <text:p text:style-name="P1">while( a % b &gt; 0 ) {</text:p>
      <text:p text:style-name="P1"><text:tab/>r = a % b;</text:p>
      <text:p text:style-name="P1"><text:soft-page-break/><text:tab/>a = b;</text:p>
      <text:p text:style-name="P1"><text:tab/>b = r;</text:p>
      <text:p text:style-name="P1">}</text:p>
      <text:p text:style-name="P1">cout &lt;&lt; b;<text:bookmark-end text:name="__DdeLink__4_2400485751"/></text:p>
      <text:p text:style-name="P23">return 0;</text:p>
      <text:p text:style-name="P23">}</text:p>
      <text:p text:style-name="P1"/>
      <text:p text:style-name="P3"><text:span text:style-name="T1">c) </text:span><text:span text:style-name="T3">calculeaza suma a n numere citite de la tastatura</text:span></text:p>
      <text:p text:style-name="P23">#include &lt;iostream&gt;</text:p>
      <text:p text:style-name="P23">using namespace std;</text:p>
      <text:p text:style-name="P23"><text:span text:style-name="T3">int main</text:span><text:span text:style-name="T4">()</text:span><text:span text:style-name="T3">{</text:span></text:p>
      <text:p text:style-name="P1"><text:bookmark-start text:name="__DdeLink__2_2400485751"/>int n, x, sum = 0;</text:p>
      <text:p text:style-name="P1">cin &gt;&gt; n;</text:p>
      <text:p text:style-name="P1"><text:span text:style-name="T11">while( n &gt; 0 )</text:span>{</text:p>
      <text:p text:style-name="P1"><text:tab/>cin &gt;&gt; x;</text:p>
      <text:p text:style-name="P1"><text:tab/>sum = <text:span text:style-name="T7">sum + </text:span>x;</text:p>
      <text:p text:style-name="P16"><text:tab/>n = n – 1;</text:p>
      <text:p text:style-name="P1">}</text:p>
      <text:p text:style-name="P1">cout &lt;&lt; sum; <text:bookmark-end text:name="__DdeLink__2_2400485751"/></text:p>
      <text:p text:style-name="P23">return 0;</text:p>
      <text:p text:style-name="P23">}</text:p>
      <text:p text:style-name="P1"/>
      <text:p text:style-name="P18"><text:span text:style-name="T2">3.</text:span><text:span text:style-name="T11"> </text:span><text:span text:style-name="T5">Se cer textele sursa a doua programe care contin erori conform MLP-ului definit:</text:span></text:p>
      <text:p text:style-name="P22"/>
      <text:p text:style-name="P7"><text:span text:style-name="T2">a)</text:span><text:span text:style-name="T11"> </text:span>Unul dintre programe contine doua erori care sunt in acelasi timp erori in limbajul original </text:p>
      <text:p text:style-name="P23">#include &lt;iostream&gt;</text:p>
      <text:p text:style-name="P23">using namespace std;</text:p>
      <text:p text:style-name="P13">int main<text:span text:style-name="T18">()</text:span>{</text:p>
      <text:p text:style-name="P2">int a, b, r;</text:p>
      <text:p text:style-name="P2">cin &gt;&gt; a;</text:p>
      <text:p text:style-name="P2">cin &gt;&gt; b;</text:p>
      <text:p text:style-name="P2">while( a <text:s/>% <text:s/>b &gt; 0) {</text:p>
      <text:p text:style-name="P2"><text:tab/>r = a % b;</text:p>
      <text:p text:style-name="P2"><text:tab/>a := b; //<text:span text:style-name="T12">nu exista acest operator de atribuire</text:span></text:p>
      <text:p text:style-name="P2"><text:tab/>b = r;</text:p>
      <text:p text:style-name="P2">}</text:p>
      <text:p text:style-name="P14"><text:span text:style-name="T16">cout &lt;&lt;&lt; </text:span>b; //<text:span text:style-name="T16">sintaxa gresita a intructiunii</text:span></text:p>
      <text:p text:style-name="P13">return 0;</text:p>
      <text:p text:style-name="P13">}</text:p>
      <text:p text:style-name="P7"/>
      <text:p text:style-name="P7"/>
      <text:p text:style-name="P7"><text:span text:style-name="T2">b) </text:span>Al doilea program contine doua erori conform MLP, dar care nu sunt erori in limbajul original. </text:p>
      <text:p text:style-name="P23">#include &lt;iostream&gt;</text:p>
      <text:p text:style-name="P23">using namespace std;</text:p>
      <text:p text:style-name="P13">int main<text:span text:style-name="T18">()</text:span>{</text:p>
      <text:p text:style-name="P2"><text:bookmark-start text:name="__DdeLink__6_2400485751"/>int n, x, sum = 0;</text:p>
      <text:p text:style-name="P2">cin &gt;&gt; n;</text:p>
      <text:p text:style-name="P2"><text:span text:style-name="T11">while( n &gt; 0 </text:span><text:span text:style-name="T12">&amp;&amp; x != 99</text:span><text:span text:style-name="T11">) </text:span>{ //<text:span text:style-name="T12">nu avem definita o astfel de conditie (care foloseste operatori logici)</text:span></text:p>
      <text:p text:style-name="P2"><text:tab/>cin &gt;&gt; x;</text:p>
      <text:p text:style-name="P2"><text:tab/>sum = <text:span text:style-name="T7">sum + </text:span>x;</text:p>
      <text:p text:style-name="P17"><text:tab/>n = n / <text:span text:style-name="T12">5</text:span>; //<text:span text:style-name="T12">nu am definit operatorul aritmetic ‘/’</text:span></text:p>
      <text:p text:style-name="P2">}</text:p>
      <text:p text:style-name="P14"><text:soft-page-break/>cout &lt;&lt; sum; <text:bookmark-end text:name="__DdeLink__6_2400485751"/></text:p>
      <text:p text:style-name="P13">return 0;</text:p>
      <text:p text:style-name="P13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5T13:30:11.505640436</meta:creation-date>
    <dc:date>2021-10-20T13:24:26.529330679</dc:date>
    <meta:editing-duration>PT17H45M49S</meta:editing-duration>
    <meta:editing-cycles>7</meta:editing-cycles>
    <meta:generator>LibreOffice/7.0.4.2$MacOSX_X86_64 LibreOffice_project/dcf040e67528d9187c66b2379df5ea4407429775</meta:generator>
    <meta:document-statistic meta:table-count="0" meta:image-count="0" meta:object-count="0" meta:page-count="3" meta:paragraph-count="92" meta:word-count="374" meta:character-count="2428" meta:non-whitespace-character-count="2123"/>
  </office:meta>
</office:document-meta>
</file>